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text:p>
      <text:p text:style-name="P1"/>
      <text:p text:style-name="P2">En el juego te pones en la piel de un explorador urbano que llega a explorar una mansion abandonada, al llegar te das cuenta que dicho paraje alberga un sin fin de misterios consecuencia de las acciones perpetradas en ella por la familia que la habitaba. Al ir avanzando te das cuenta de que has sido encerrado por un ente que habita la casa. Para escapar, tendras que ir investigando y desentrañando los oscuros secretos de la familia (mediante puzzles y objetos que te iras encontrarndo a lo largo de la trama) . Durante tu estancia seras perseguido por una criatura que te hará desaparecer si llega a alcanzarte.</text:p>
      <text:p text:style-name="P2"/>
      <text:p text:style-name="P2">El juego seria desarrollado, en un inicio por un solo desarrollador, yo. Será un juego del genero Survival horror con una perspectiva en primera persona, con la diferencia que la camara sera tipo body cam para crear una mejor inmersion.</text:p>
      <text:p text:style-name="P2"/>
      <text:p text:style-name="P2">El juego estará disponible en PC, PS4/PS5, XBOX ONE/Serie X y Oculus. Por lo tanto tendra como controladores : teclado , controlador de consola y controlador VR.</text:p>
      <text:p text:style-name="P2"/>
      <text:p text:style-name="P1">Ejercicio 2.</text:p>
      <text:p text:style-name="P1"/>
      <text:p text:style-name="P2">Yo diria que si, auque los survival horror no son de lo mas vendido habitualmente, cada cierto tiempo aparecen titulos que geneneran un repunte de ventas en este tipo de genero.</text:p>
      <text:p text:style-name="P1"/>
      <text:p text:style-name="P1">Ejercicio 3.</text:p>
      <text:p text:style-name="P1"/>
      <text:p text:style-name="P2">Tanto diseño de mecánicas como diseño de niveles. Diseño de mecanicas porque es la parte encargada de la forma en la que el jugador va a interactuar con el juego y diseño de niveles porque es una parte mas creativa del mismo.</text:p>
      <text:p text:style-name="P1"/>
      <text:p text:style-name="P1">Ejercicio 4.</text:p>
      <text:p text:style-name="P1"/>
      <text:p text:style-name="P2">Son eventos competitivos multijugador, que pueden ser jugados tanto de manera presencial como online. Los eSports son, en la actualidad, eventos seguidos por millones de personas, como cualquier otro evento deportivo, por lo tanto, en cuanto al mundo de los videojuegos, dan a conocer diferentes tipos de juegos, lo que hace que las compañias se interesen mas y proporcionen mas recursos para desarrollo de este tipo de juegos.</text:p>
      <text:p text:style-name="P1"/>
      <text:p text:style-name="P1">Ejercicio 5.<text:line-break/></text:p>
      <text:p text:style-name="P2">Un publisher es el encargado de el estudio de mercado del videojuego, entonces, abarcan todos los pasos criticos, en cuanto a recursos, de un videojuego, por lo tanto, saben si el juego tendria cabida en el mercado, si tendria una audiencia objetivo ...</text:p>
      <text:p text:style-name="P2"/>
      <text:p text:style-name="P2">El publisher recupera lo invertido una vez el juego este generando ingresos.</text:p>
      <text:p text:style-name="P1"/>
      <text:p text:style-name="P1">Ejercicio 6.</text:p>
      <text:p text:style-name="P1"/>
      <text:p text:style-name="P2">Se pueden especializar en: Arte y Animación, Comunicación, QA, Dirección, Global, Guión, Música, Producción y Gestión, Programación y Sonido.</text:p>
      <text:p text:style-name="P2"/>
      <text:p text:style-name="P2">Podemos consultar su perfil de desarrollador, su perfil en la industria, un contenidoy otras inform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6M21S</meta:editing-duration>
    <meta:editing-cycles>5</meta:editing-cycles>
    <meta:generator>OpenOffice/4.1.13$Win32 OpenOffice.org_project/4113m1$Build-9810</meta:generator>
    <dc:date>2022-11-03T17:19:24.59</dc:date>
    <meta:document-statistic meta:table-count="0" meta:image-count="0" meta:object-count="0" meta:page-count="1" meta:paragraph-count="16" meta:word-count="418" meta:character-count="2491"/>
    <meta:user-defined meta:name="Info 1"/>
    <meta:user-defined meta:name="Info 2"/>
    <meta:user-defined meta:name="Info 3"/>
    <meta:user-defined meta:name="Info 4"/>
  </office:meta>
</office:document-meta>
</file>